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85210" style:family="table" style:master-page-name="ta-mp-0x785210">
      <style:table-properties table:display="true" style:writing-mode="lr-tb"/>
    </style:style>
    <style:style style:name="ta-0x785400" style:family="table" style:master-page-name="ta-mp-0x785400">
      <style:table-properties table:display="true" style:writing-mode="lr-tb"/>
    </style:style>
    <style:style style:name="ta-0x7855f0" style:family="table" style:master-page-name="ta-mp-0x785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b8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8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8c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8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8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92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8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b8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48.75pt" style:use-optimal-column-width="true"/>
    </style:style>
    <style:style style:name="ACOL-2" style:family="table-column">
      <style:table-column-properties style:column-width="68.25pt" style:use-optimal-column-width="true"/>
    </style:style>
    <style:style style:name="ACOL-3" style:family="table-column">
      <style:table-column-properties style:column-width="54.75pt" style:use-optimal-column-width="true"/>
    </style:style>
    <style:style style:name="ACOL-4" style:family="table-column">
      <style:table-column-properties style:column-width="64.50pt" style:use-optimal-column-width="true"/>
    </style:style>
    <style:style style:name="ACOL-5" style:family="table-column">
      <style:table-column-properties style:column-width="75.00pt" style:use-optimal-column-width="true"/>
    </style:style>
    <style:style style:name="ACOL-6" style:family="table-column">
      <style:table-column-properties style:column-width="60.75pt" style:use-optimal-column-width="true"/>
    </style:style>
    <style:style style:name="ACOL-7" style:family="table-column">
      <style:table-column-properties style:column-width="66.75pt" style:use-optimal-column-width="true"/>
    </style:style>
    <style:style style:name="ACOL-8" style:family="table-column">
      <style:table-column-properties style:column-width="79.50pt" style:use-optimal-column-width="true"/>
    </style:style>
    <style:style style:name="ACOL-9" style:family="table-column">
      <style:table-column-properties style:column-width="63.75pt" style:use-optimal-column-width="true"/>
    </style:style>
    <style:style style:name="ACOL-10" style:family="table-column">
      <style:table-column-properties style:column-width="54.00pt" style:use-optimal-column-width="true"/>
    </style:style>
    <style:style style:name="ACOL-11" style:family="table-column">
      <style:table-column-properties style:column-width="57.75pt" style:use-optimal-column-width="true"/>
    </style:style>
    <style:style style:name="ACOL-12" style:family="table-column"/>
    <style:style style:name="ACOL-13" style:family="table-column">
      <style:table-column-properties style:column-width="62.25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ntity" table:style-name="ta-0x785210" table:print="true">
        <office:forms form:automatic-focus="false" form:apply-design-mode="false">
          <form:form/>
        </office:forms>
        <table:table-column table:default-cell-style-name="ACE-0x8b8d88" table:style-name="ACOL-1"/>
        <table:table-column table:default-cell-style-name="ACE-0x8b8d88" table:style-name="ACOL-0" table:number-columns-repeated="3"/>
        <table:table-column table:default-cell-style-name="ACE-0x8b8d88" table:style-name="ACOL-2"/>
        <table:table-column table:default-cell-style-name="ACE-0x8b8d88" table:style-name="ACOL-3"/>
        <table:table-column table:default-cell-style-name="ACE-0x8b8d88" table:style-name="ACOL-4"/>
        <table:table-column table:default-cell-style-name="ACE-0x8b8d88" table:style-name="ACOL-5"/>
        <table:table-column table:default-cell-style-name="ACE-0x8b8d88" table:style-name="ACOL-0" table:number-columns-repeated="2"/>
        <table:table-column table:default-cell-style-name="ACE-0x8b8d88" table:style-name="ACOL-6"/>
        <table:table-column table:default-cell-style-name="ACE-0x8b8d88" table:style-name="ACOL-0"/>
        <table:table-column table:default-cell-style-name="ACE-0x8b8d88" table:style-name="ACOL-7"/>
        <table:table-column table:default-cell-style-name="ACE-0x8b8d88" table:style-name="ACOL-8"/>
        <table:table-column table:default-cell-style-name="ACE-0x8b8d88" table:style-name="ACOL-0"/>
        <table:table-column table:default-cell-style-name="ACE-0x8b8d88" table:style-name="ACOL-9"/>
        <table:table-column table:default-cell-style-name="ACE-0x8b8d88" table:style-name="ACOL-0" table:number-columns-repeated="2"/>
        <table:table-column table:default-cell-style-name="ACE-0x8b8d88" table:style-name="ACOL-1"/>
        <table:table-column table:default-cell-style-name="ACE-0x8b8d88" table:style-name="ACOL-0" table:number-columns-repeated="2"/>
        <table:table-column table:default-cell-style-name="ACE-0x8b8d88" table:style-name="ACOL-10"/>
        <table:table-column table:default-cell-style-name="ACE-0x8b8d88" table:style-name="ACOL-0" table:number-columns-repeated="3"/>
        <table:table-column table:default-cell-style-name="ACE-0x8b8d88" table:style-name="ACOL-11"/>
        <table:table-column table:default-cell-style-name="ACE-0x8b8d88" table:style-name="ACOL-0" table:number-columns-repeated="230"/>
        <table:table-row table:style-name="AROW-1">
          <table:table-cell table:style-name="ACE-0x8b8c68" office:value-type="string" office:string-value="self">
            <text:p>self</text:p>
          </table:table-cell>
          <table:table-cell table:style-name="ACE-0x8b8c68" office:value-type="string" office:string-value="name">
            <text:p>name</text:p>
          </table:table-cell>
          <table:table-cell table:style-name="ACE-0x8b8c68" office:value-type="string" office:string-value="symbol">
            <text:p>symbol</text:p>
          </table:table-cell>
          <table:table-cell table:style-name="ACE-0x8b8c68" office:value-type="string" office:string-value="color">
            <text:p>color</text:p>
          </table:table-cell>
          <table:table-cell table:style-name="ACE-0x8b8c68" office:value-type="string" office:string-value="description">
            <text:p>description</text:p>
          </table:table-cell>
          <table:table-cell table:style-name="ACE-0x8b8c68" office:value-type="string" office:string-value="longdesc">
            <text:p>longdesc</text:p>
          </table:table-cell>
          <table:table-cell table:style-name="ACE-0x8b8c68" office:value-type="string" office:string-value="def_article">
            <text:p>def_article</text:p>
          </table:table-cell>
          <table:table-cell table:style-name="ACE-0x8b8c68" office:value-type="string" office:string-value="indef_article">
            <text:p>indef_article</text:p>
          </table:table-cell>
          <table:table-cell table:style-name="ACE-0x8b8c68" office:value-type="string" office:string-value="xp">
            <text:p>xp</text:p>
          </table:table-cell>
          <table:table-cell table:style-name="ACE-0x8b8c68" office:value-type="string" office:string-value="level">
            <text:p>level</text:p>
          </table:table-cell>
          <table:table-cell table:style-name="ACE-0x8b8c68" office:value-type="string" office:string-value="alignment">
            <text:p>alignment</text:p>
          </table:table-cell>
          <table:table-cell table:style-name="ACE-0x8b8c68" office:value-type="string" office:string-value="opaque">
            <text:p>opaque</text:p>
          </table:table-cell>
          <table:table-cell table:style-name="ACE-0x8b8c68" office:value-type="string" office:string-value="traversible">
            <text:p>traversible</text:p>
          </table:table-cell>
          <table:table-cell table:style-name="ACE-0x8b8c68" office:value-type="string" office:string-value="can_be_taken">
            <text:p>can_be_taken</text:p>
          </table:table-cell>
          <table:table-cell table:style-name="ACE-0x8b8c68" office:value-type="string" office:string-value="hp_max">
            <text:p>hp_max</text:p>
          </table:table-cell>
          <table:table-cell table:style-name="ACE-0x8b8c68" office:value-type="string" office:string-value="mana_max">
            <text:p>mana_max</text:p>
          </table:table-cell>
          <table:table-cell table:style-name="ACE-0x8b8c68" office:value-type="string" office:string-value="hp">
            <text:p>hp</text:p>
          </table:table-cell>
          <table:table-cell table:style-name="ACE-0x8b8c68" office:value-type="string" office:string-value="mana">
            <text:p>mana</text:p>
          </table:table-cell>
          <table:table-cell table:style-name="ACE-0x8b8c68" office:value-type="string" office:string-value="defense">
            <text:p>defense</text:p>
          </table:table-cell>
          <table:table-cell table:style-name="ACE-0x8b8c68" office:value-type="string" office:string-value="attacks">
            <text:p>attacks</text:p>
          </table:table-cell>
          <table:table-cell table:style-name="ACE-0x8b8c68" office:value-type="string" office:string-value="speed">
            <text:p>speed</text:p>
          </table:table-cell>
          <table:table-cell table:style-name="ACE-0x8b8c68" office:value-type="string" office:string-value="accuracy">
            <text:p>accuracy</text:p>
          </table:table-cell>
          <table:table-cell table:style-name="ACE-0x8b8c68" office:value-type="string" office:string-value="layer">
            <text:p>layer</text:p>
          </table:table-cell>
          <table:table-cell table:style-name="ACE-0x8b8c68" office:value-type="string" office:string-value="floor">
            <text:p>floor</text:p>
          </table:table-cell>
          <table:table-cell table:style-name="ACE-0x8b8c68" office:value-type="string" office:string-value="location">
            <text:p>location</text:p>
          </table:table-cell>
          <table:table-cell table:style-name="ACE-0x8b8c68" office:value-type="string" office:string-value="inventory">
            <text:p>inventory</text:p>
          </table:table-cell>
          <table:table-cell table:number-columns-repeated="230" table:style-name="ACE-0x8b8c68"/>
        </table:table-row>
        <table:table-row table:style-name="AROW-1">
          <table:table-cell table:style-name="ACE-0x8b8d88" office:value-type="string" office:string-value="Default">
            <text:p>Default</text:p>
          </table:table-cell>
          <table:table-cell table:style-name="ACE-0x8b8d88" office:value-type="string" office:string-value="&quot;Unknown entity&quot;">
            <text:p>"Unknown entity"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float" office:value="7">
            <text:p>7</text:p>
          </table:table-cell>
          <table:table-cell table:style-name="ACE-0x8b8d88" office:value-type="string" office:string-value="&quot;You don't know about this yet&quot;">
            <text:p>"You don't know about this yet"</text:p>
          </table:table-cell>
          <table:table-cell table:style-name="ACE-0x8b8d88" office:value-type="string" office:string-value="&quot;You don't know about this yet, longer&quot;">
            <text:p>"You don't know about this yet, longer"</text:p>
          </table:table-cell>
          <table:table-cell table:style-name="ACE-0x8b8d88" office:value-type="string" office:string-value="&quot;the &quot;">
            <text:p>"the "</text:p>
          </table:table-cell>
          <table:table-cell table:style-name="ACE-0x8b8d88" office:value-type="string" office:string-value="&quot;a &quot;">
            <text:p>"a "</text:p>
          </table:table-cell>
          <table:table-cell table:style-name="ACE-0x8b8d88" office:value-type="float" office:value="0">
            <text:p>0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boolean" office:boolean-value="false">
            <text:p>FALSE</text:p>
          </table:table-cell>
          <table:table-cell table:style-name="ACE-0x8b8d88" office:value-type="boolean" office:boolean-value="true">
            <text:p>TRUE</text:p>
          </table:table-cell>
          <table:table-cell table:style-name="ACE-0x8b8d88" office:value-type="boolean" office:boolean-value="false">
            <text:p>FALSE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{}">
            <text:p>{}</text:p>
          </table:table-cell>
          <table:table-cell table:style-name="ACE-0x8b8d88" office:value-type="string" office:string-value="{}">
            <text:p>{}</text:p>
          </table:table-cell>
          <table:table-cell table:style-name="ACE-0x8b8d88" office:value-type="float" office:value="60">
            <text:p>60</text:p>
          </table:table-cell>
          <table:table-cell table:style-name="ACE-0x8b8d88" office:value-type="float" office:value="100">
            <text:p>100</text:p>
          </table:table-cell>
          <table:table-cell table:style-name="ACE-0x8b8d88" office:value-type="float" office:value="2">
            <text:p>2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None">
            <text:p>None</text:p>
          </table:table-cell>
          <table:table-cell table:style-name="ACE-0x8b8d88" office:value-type="string" office:string-value="[]">
            <text:p>[]</text:p>
          </table:table-cell>
          <table:table-cell table:number-columns-repeated="230" table:style-name="ACE-0x8b8d88"/>
        </table:table-row>
        <table:table-row table:style-name="AROW-1">
          <table:table-cell table:style-name="ACE-0x8b8d88" office:value-type="string" office:string-value="Player*">
            <text:p>Player*</text:p>
          </table:table-cell>
          <table:table-cell table:style-name="ACE-0x8b8d88"/>
          <table:table-cell table:style-name="ACE-0x8b8d88" office:value-type="string" office:string-value="&quot;@&quot;">
            <text:p>"@"</text:p>
          </table:table-cell>
          <table:table-cell table:number-columns-repeated="6" table:style-name="ACE-0x8b8d88"/>
          <table:table-cell table:style-name="ACE-0x8b8d88" office:value-type="float" office:value="1">
            <text:p>1</text:p>
          </table:table-cell>
          <table:table-cell table:number-columns-repeated="2" table:style-name="ACE-0x8b8d88"/>
          <table:table-cell table:style-name="ACE-0x8b8d88" office:value-type="boolean" office:boolean-value="false">
            <text:p>FALSE</text:p>
          </table:table-cell>
          <table:table-cell table:style-name="ACE-0x8b8d88"/>
          <table:table-cell table:style-name="ACE-0x8b8d88" office:value-type="float" office:value="50">
            <text:p>50</text:p>
          </table:table-cell>
          <table:table-cell table:style-name="ACE-0x8b8d88" office:value-type="float" office:value="50">
            <text:p>50</text:p>
          </table:table-cell>
          <table:table-cell table:style-name="ACE-0x8b8d88" office:value-type="float" office:value="50">
            <text:p>50</text:p>
          </table:table-cell>
          <table:table-cell table:style-name="ACE-0x8b8d88" office:value-type="float" office:value="50">
            <text:p>50</text:p>
          </table:table-cell>
          <table:table-cell table:style-name="ACE-0x8b8d88" office:value-type="string" office:string-value="{'melee':80}">
            <text:p>{'melee':80}</text:p>
          </table:table-cell>
          <table:table-cell table:style-name="ACE-0x8b8d88" office:value-type="string" office:string-value="{'unarmed':5,'melee':8}">
            <text:p>{'unarmed':5,'melee':8}</text:p>
          </table:table-cell>
          <table:table-cell table:number-columns-repeated="236" table:style-name="ACE-0x8b8d88"/>
        </table:table-row>
        <table:table-row table:style-name="AROW-1">
          <table:table-cell table:style-name="ACE-0x8b8d88" office:value-type="string" office:string-value="Item*">
            <text:p>Item*</text:p>
          </table:table-cell>
          <table:table-cell table:number-columns-repeated="3" table:style-name="ACE-0x8b8d88"/>
          <table:table-cell table:style-name="ACE-0x8b8d88" office:value-type="string" office:string-value="&quot;Short description of a nondescript item&quot;">
            <text:p>"Short description of a nondescript item"</text:p>
          </table:table-cell>
          <table:table-cell table:style-name="ACE-0x8b8d88" office:value-type="string" office:string-value="sampledescription">
            <text:p>sampledescription</text:p>
          </table:table-cell>
          <table:table-cell table:number-columns-repeated="6" table:style-name="ACE-0x8b8d88"/>
          <table:table-cell table:style-name="ACE-0x8b8d88" office:value-type="boolean" office:boolean-value="true">
            <text:p>TRUE</text:p>
          </table:table-cell>
          <table:table-cell table:style-name="ACE-0x8b8d88" office:value-type="boolean" office:boolean-value="true">
            <text:p>TRUE</text:p>
          </table:table-cell>
          <table:table-cell table:number-columns-repeated="8" table:style-name="ACE-0x8b8d88"/>
          <table:table-cell table:style-name="ACE-0x8b8d88" office:value-type="float" office:value="2">
            <text:p>2</text:p>
          </table:table-cell>
          <table:table-cell table:number-columns-repeated="233" table:style-name="ACE-0x8b8d88"/>
        </table:table-row>
        <table:table-row table:style-name="AROW-1">
          <table:table-cell table:style-name="ACE-0x8b8d88" office:value-type="string" office:string-value="Monster*">
            <text:p>Monster*</text:p>
          </table:table-cell>
          <table:table-cell table:style-name="ACE-0x8b8d88" office:value-type="string" office:string-value="&quot;Demo Zombie&quot;">
            <text:p>"Demo Zombie"</text:p>
          </table:table-cell>
          <table:table-cell table:style-name="ACE-0x8b8d88" office:value-type="string" office:string-value="&quot;Z&quot;">
            <text:p>"Z"</text:p>
          </table:table-cell>
          <table:table-cell table:style-name="ACE-0x8b8d88"/>
          <table:table-cell table:style-name="ACE-0x8b8d88" office:value-type="string" office:string-value="&quot;Your basic shambling zombie. \&quot;Brains!\&quot;&quot;">
            <text:p>"Your basic shambling zombie. \"Brains!\""</text:p>
          </table:table-cell>
          <table:table-cell table:number-columns-repeated="7" table:style-name="ACE-0x8b8d88"/>
          <table:table-cell table:style-name="ACE-0x8b8d88" office:value-type="boolean" office:boolean-value="false">
            <text:p>FALSE</text:p>
          </table:table-cell>
          <table:table-cell table:style-name="ACE-0x8b8d88" office:value-type="boolean" office:boolean-value="false">
            <text:p>FALSE</text:p>
          </table:table-cell>
          <table:table-cell table:number-columns-repeated="2" table:style-name="ACE-0x8b8d88"/>
          <table:table-cell table:style-name="ACE-0x8b8d88" office:value-type="float" office:value="20">
            <text:p>20</text:p>
          </table:table-cell>
          <table:table-cell table:number-columns-repeated="2" table:style-name="ACE-0x8b8d88"/>
          <table:table-cell table:style-name="ACE-0x8b8d88" office:value-type="string" office:string-value="{'unarmed:3}">
            <text:p>{'unarmed:3}</text:p>
          </table:table-cell>
          <table:table-cell table:style-name="ACE-0x8b8d88" office:value-type="float" office:value="80">
            <text:p>80</text:p>
          </table:table-cell>
          <table:table-cell table:style-name="ACE-0x8b8d88" office:value-type="float" office:value="50">
            <text:p>50</text:p>
          </table:table-cell>
          <table:table-cell table:style-name="ACE-0x8b8d88" office:value-type="float" office:value="3">
            <text:p>3</text:p>
          </table:table-cell>
          <table:table-cell table:number-columns-repeated="2" table:style-name="ACE-0x8b8d88"/>
          <table:table-cell table:style-name="ACE-0x8b8d88" office:value-type="string" office:string-value="[]">
            <text:p>[]</text:p>
          </table:table-cell>
          <table:table-cell table:number-columns-repeated="230" table:style-name="ACE-0x8b8d88"/>
        </table:table-row>
        <table:table-row table:style-name="AROW-0">
          <table:table-cell table:number-columns-repeated="32" table:style-name="ACE-0x8b8d88"/>
          <table:table-cell table:number-columns-repeated="224" table:style-name="ACE-0x8b8d88"/>
        </table:table-row>
        <table:table-row table:style-name="AROW-0" table:number-rows-repeated="10">
          <table:table-cell table:number-columns-repeated="32" table:style-name="ACE-0x8b8d88"/>
          <table:table-cell table:number-columns-repeated="224" table:style-name="ACE-0x8b8d88"/>
        </table:table-row>
        <table:table-row table:style-name="AROW-0">
          <table:table-cell table:number-columns-repeated="32" table:style-name="ACE-0x8b8d88"/>
          <table:table-cell table:number-columns-repeated="224" table:style-name="ACE-0x8b8d88"/>
        </table:table-row>
        <table:table-row table:style-name="AROW-0" table:number-rows-repeated="239">
          <table:table-cell table:number-columns-repeated="32" table:style-name="ACE-0x8b8d88"/>
          <table:table-cell table:number-columns-repeated="224" table:style-name="ACE-0x8b8d88"/>
        </table:table-row>
        <table:table-row table:style-name="AROW-0">
          <table:table-cell table:number-columns-repeated="256" table:style-name="ACE-0x8b8d88"/>
        </table:table-row>
        <table:table-row table:style-name="AROW-0" table:number-rows-repeated="65279">
          <table:table-cell table:number-columns-repeated="256" table:style-name="ACE-0x8b8d88"/>
        </table:table-row>
        <table:named-expressions>
          <table:named-expression table:name="Print_Area" table:expression="of:=#REF!" table:base-cell-address="$'Entity'.$A$1"/>
          <table:named-expression table:name="Sheet_Title" table:expression="of:=&quot;Entity&quot;" table:base-cell-address="$'Entity'.$A$1"/>
        </table:named-expressions>
      </table:table>
      <table:table table:name="Item" table:style-name="ta-0x785400" table:print="true">
        <office:forms form:automatic-focus="false" form:apply-design-mode="false">
          <form:form/>
        </office:forms>
        <table:table-column table:default-cell-style-name="ACE-0x8b8ea8" table:style-name="ACOL-0"/>
        <table:table-column table:default-cell-style-name="ACE-0x8b8ea8" table:style-name="ACOL-13"/>
        <table:table-column table:default-cell-style-name="ACE-0x8b8ea8" table:style-name="ACOL-0"/>
        <table:table-column table:default-cell-style-name="ACE-0x8b8ea8" table:style-name="ACOL-0" table:number-columns-repeated="253"/>
        <table:table-row table:style-name="AROW-1">
          <table:table-cell table:style-name="ACE-0x8b9208" office:value-type="string" office:string-value="self">
            <text:p>self</text:p>
          </table:table-cell>
          <table:table-cell table:style-name="ACE-0x8b9208" office:value-type="string" office:string-value="equip_slot">
            <text:p>equip_slot</text:p>
          </table:table-cell>
          <table:table-cell table:style-name="ACE-0x8b9208" office:value-type="string" office:string-value="cursed">
            <text:p>cursed</text:p>
          </table:table-cell>
          <table:table-cell table:number-columns-repeated="253" table:style-name="ACE-0x8b9208"/>
        </table:table-row>
        <table:table-row table:style-name="AROW-1">
          <table:table-cell table:style-name="ACE-0x8b8ea8" office:value-type="string" office:string-value="Default">
            <text:p>Default</text:p>
          </table:table-cell>
          <table:table-cell table:style-name="ACE-0x8b8ea8" office:value-type="string" office:string-value="None">
            <text:p>None</text:p>
          </table:table-cell>
          <table:table-cell table:style-name="ACE-0x8b8ea8" office:value-type="boolean" office:boolean-value="false">
            <text:p>FALSE</text:p>
          </table:table-cell>
          <table:table-cell table:number-columns-repeated="253" table:style-name="ACE-0x8b8ea8"/>
        </table:table-row>
        <table:table-row table:style-name="AROW-0">
          <table:table-cell table:number-columns-repeated="8" table:style-name="ACE-0x8b8ea8"/>
          <table:table-cell table:number-columns-repeated="248" table:style-name="ACE-0x8b8ea8"/>
        </table:table-row>
        <table:table-row table:style-name="AROW-0" table:number-rows-repeated="13">
          <table:table-cell table:number-columns-repeated="8" table:style-name="ACE-0x8b8ea8"/>
          <table:table-cell table:number-columns-repeated="248" table:style-name="ACE-0x8b8ea8"/>
        </table:table-row>
        <table:table-row table:style-name="AROW-0">
          <table:table-cell table:number-columns-repeated="8" table:style-name="ACE-0x8b8ea8"/>
          <table:table-cell table:number-columns-repeated="248" table:style-name="ACE-0x8b8ea8"/>
        </table:table-row>
        <table:table-row table:style-name="AROW-0" table:number-rows-repeated="239">
          <table:table-cell table:number-columns-repeated="8" table:style-name="ACE-0x8b8ea8"/>
          <table:table-cell table:number-columns-repeated="248" table:style-name="ACE-0x8b8ea8"/>
        </table:table-row>
        <table:table-row table:style-name="AROW-0">
          <table:table-cell table:number-columns-repeated="256" table:style-name="ACE-0x8b8ea8"/>
        </table:table-row>
        <table:table-row table:style-name="AROW-0" table:number-rows-repeated="65279">
          <table:table-cell table:number-columns-repeated="256" table:style-name="ACE-0x8b8ea8"/>
        </table:table-row>
        <table:named-expressions>
          <table:named-expression table:name="Print_Area" table:expression="of:=#REF!" table:base-cell-address="$'Item'.$A$1"/>
          <table:named-expression table:name="Sheet_Title" table:expression="of:=&quot;Item&quot;" table:base-cell-address="$'Item'.$A$1"/>
        </table:named-expressions>
      </table:table>
      <table:table table:name="Sheet3" table:style-name="ta-0x7855f0" table:print="true">
        <office:forms form:automatic-focus="false" form:apply-design-mode="false">
          <form:form/>
        </office:forms>
        <table:table-column table:default-cell-style-name="ACE-0x8b8fc8" table:style-name="ACOL-0" table:number-columns-repeated="256"/>
        <table:table-row table:style-name="AROW-0">
          <table:table-cell table:number-columns-repeated="256" table:style-name="ACE-0x8b8fc8"/>
        </table:table-row>
        <table:table-row table:style-name="AROW-0">
          <table:table-cell table:number-columns-repeated="256" table:style-name="ACE-0x8b8fc8"/>
        </table:table-row>
        <table:table-row table:style-name="AROW-0" table:number-rows-repeated="65534">
          <table:table-cell table:number-columns-repeated="256" table:style-name="ACE-0x8b8fc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b6c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8c69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8c95a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85210" style:display-name="Entity" style:page-layout-name="pl-0x8b6c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85400" style:display-name="Item" style:page-layout-name="pl-0x8c69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855f0" style:display-name="Sheet3" style:page-layout-name="pl-0x8c95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14T01:30:04Z</dc:date>
    <meta:creation-date>2014-08-07T02:47:06Z</meta:creation-date>
    <meta:generator>gnumeric/1.10.17</meta:generator>
  </office:meta>
</office:document-meta>
</file>